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efcb" officeooo:paragraph-rsid="0009efc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efcb" officeooo:paragraph-rsid="0009efc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efcb" officeooo:paragraph-rsid="0035115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1e27" officeooo:paragraph-rsid="00121e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1e27" officeooo:paragraph-rsid="003db39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488a" officeooo:paragraph-rsid="001d488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87402" officeooo:paragraph-rsid="0028740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f3a1" officeooo:paragraph-rsid="0029f3a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e50a4" officeooo:paragraph-rsid="002e50a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f23ea" officeooo:paragraph-rsid="002f23e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f23ea" officeooo:paragraph-rsid="0031bf4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3a35f" officeooo:paragraph-rsid="0033a35f" style:font-size-asian="12pt" style:font-weight-asian="normal" style:font-size-complex="12pt" style:font-weight-complex="normal"/>
    </style:style>
    <style:style style:name="T1" style:family="text">
      <style:text-properties officeooo:rsid="000ba253"/>
    </style:style>
    <style:style style:name="T2" style:family="text">
      <style:text-properties officeooo:rsid="000d5ce5"/>
    </style:style>
    <style:style style:name="T3" style:family="text">
      <style:text-properties officeooo:rsid="000dbf07"/>
    </style:style>
    <style:style style:name="T4" style:family="text">
      <style:text-properties officeooo:rsid="000fdfc2"/>
    </style:style>
    <style:style style:name="T5" style:family="text">
      <style:text-properties officeooo:rsid="00117fd3"/>
    </style:style>
    <style:style style:name="T6" style:family="text">
      <style:text-properties officeooo:rsid="00121e27"/>
    </style:style>
    <style:style style:name="T7" style:family="text">
      <style:text-properties officeooo:rsid="00139ca9"/>
    </style:style>
    <style:style style:name="T8" style:family="text">
      <style:text-properties officeooo:rsid="00162651"/>
    </style:style>
    <style:style style:name="T9" style:family="text">
      <style:text-properties officeooo:rsid="0017312d"/>
    </style:style>
    <style:style style:name="T10" style:family="text">
      <style:text-properties officeooo:rsid="001888b2"/>
    </style:style>
    <style:style style:name="T11" style:family="text">
      <style:text-properties officeooo:rsid="0018f557"/>
    </style:style>
    <style:style style:name="T12" style:family="text">
      <style:text-properties officeooo:rsid="00199390"/>
    </style:style>
    <style:style style:name="T13" style:family="text">
      <style:text-properties officeooo:rsid="001a50ae"/>
    </style:style>
    <style:style style:name="T14" style:family="text">
      <style:text-properties officeooo:rsid="001c354e"/>
    </style:style>
    <style:style style:name="T15" style:family="text">
      <style:text-properties officeooo:rsid="001c4a72"/>
    </style:style>
    <style:style style:name="T16" style:family="text">
      <style:text-properties officeooo:rsid="001e5e12"/>
    </style:style>
    <style:style style:name="T17" style:family="text">
      <style:text-properties officeooo:rsid="001fbe26"/>
    </style:style>
    <style:style style:name="T18" style:family="text">
      <style:text-properties officeooo:rsid="0021bd2e"/>
    </style:style>
    <style:style style:name="T19" style:family="text">
      <style:text-properties officeooo:rsid="0022a419"/>
    </style:style>
    <style:style style:name="T20" style:family="text">
      <style:text-properties officeooo:rsid="00242c11"/>
    </style:style>
    <style:style style:name="T21" style:family="text">
      <style:text-properties officeooo:rsid="00244ab0"/>
    </style:style>
    <style:style style:name="T22" style:family="text">
      <style:text-properties officeooo:rsid="002609ac"/>
    </style:style>
    <style:style style:name="T23" style:family="text">
      <style:text-properties officeooo:rsid="0026c6b7"/>
    </style:style>
    <style:style style:name="T24" style:family="text">
      <style:text-properties officeooo:rsid="00287402"/>
    </style:style>
    <style:style style:name="T25" style:family="text">
      <style:text-properties officeooo:rsid="0029f3a1"/>
    </style:style>
    <style:style style:name="T26" style:family="text">
      <style:text-properties officeooo:rsid="002aa91b"/>
    </style:style>
    <style:style style:name="T27" style:family="text">
      <style:text-properties officeooo:rsid="002bb8c3"/>
    </style:style>
    <style:style style:name="T28" style:family="text">
      <style:text-properties officeooo:rsid="002d7dca"/>
    </style:style>
    <style:style style:name="T29" style:family="text">
      <style:text-properties officeooo:rsid="002ed5ca"/>
    </style:style>
    <style:style style:name="T30" style:family="text">
      <style:text-properties officeooo:rsid="002f94be"/>
    </style:style>
    <style:style style:name="T31" style:family="text">
      <style:text-properties officeooo:rsid="0030a53c"/>
    </style:style>
    <style:style style:name="T32" style:family="text">
      <style:text-properties officeooo:rsid="0031bf40"/>
    </style:style>
    <style:style style:name="T33" style:family="text">
      <style:text-properties officeooo:rsid="0036aed2"/>
    </style:style>
    <style:style style:name="T34" style:family="text">
      <style:text-properties officeooo:rsid="003a0133"/>
    </style:style>
    <style:style style:name="T35" style:family="text">
      <style:text-properties officeooo:rsid="003a8006"/>
    </style:style>
    <style:style style:name="T36" style:family="text">
      <style:text-properties officeooo:rsid="003c35f7"/>
    </style:style>
    <style:style style:name="T37" style:family="text">
      <style:text-properties officeooo:rsid="003cae20"/>
    </style:style>
    <style:style style:name="T38" style:family="text">
      <style:text-properties officeooo:rsid="003f0bdb"/>
    </style:style>
    <style:style style:name="T39" style:family="text">
      <style:text-properties officeooo:rsid="003fc100"/>
    </style:style>
    <style:style style:name="T40" style:family="text">
      <style:text-properties officeooo:rsid="0040e49e"/>
    </style:style>
    <style:style style:name="T41" style:family="text">
      <style:text-properties officeooo:rsid="0042dd82"/>
    </style:style>
    <style:style style:name="T42" style:family="text">
      <style:text-properties officeooo:rsid="00431211"/>
    </style:style>
    <style:style style:name="T43" style:family="text">
      <style:text-properties officeooo:rsid="0045df20"/>
    </style:style>
    <style:style style:name="T44" style:family="text">
      <style:text-properties officeooo:rsid="00472e11"/>
    </style:style>
    <style:style style:name="T45" style:family="text">
      <style:text-properties officeooo:rsid="004896d5"/>
    </style:style>
    <style:style style:name="T46" style:family="text">
      <style:text-properties officeooo:rsid="0049f9c9"/>
    </style:style>
    <style:style style:name="T47" style:family="text">
      <style:text-properties officeooo:rsid="004adfeb"/>
    </style:style>
    <style:style style:name="T48" style:family="text">
      <style:text-properties officeooo:rsid="004d570e"/>
    </style:style>
    <style:style style:name="T49" style:family="text">
      <style:text-properties officeooo:rsid="004ef2d6"/>
    </style:style>
    <style:style style:name="T50" style:family="text">
      <style:text-properties officeooo:rsid="00502c0a"/>
    </style:style>
    <style:style style:name="T51" style:family="text">
      <style:text-properties officeooo:rsid="0053e0cb"/>
    </style:style>
    <style:style style:name="T52" style:family="text">
      <style:text-properties officeooo:rsid="00559559"/>
    </style:style>
    <style:style style:name="T53" style:family="text">
      <style:text-properties officeooo:rsid="00584dfa"/>
    </style:style>
    <style:style style:name="T54" style:family="text">
      <style:text-properties officeooo:rsid="005ac690"/>
    </style:style>
    <style:style style:name="T55" style:family="text">
      <style:text-properties officeooo:rsid="005c42da"/>
    </style:style>
    <style:style style:name="T56" style:family="text">
      <style:text-properties officeooo:rsid="005d224b"/>
    </style:style>
    <style:style style:name="T57" style:family="text">
      <style:text-properties officeooo:rsid="005e38d8"/>
    </style:style>
    <style:style style:name="T58" style:family="text">
      <style:text-properties officeooo:rsid="005e6491"/>
    </style:style>
    <style:style style:name="T59" style:family="text">
      <style:text-properties officeooo:rsid="0062c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Эрика</text:p>
      <text:p text:style-name="P1"/>
      <text:p text:style-name="P2">Небольшая комната, в которой сидит парень лет <text:span text:style-name="T27">восемнадцати</text:span>. На его лице <text:span text:style-name="T11">довольная </text:span>улыбка <text:span text:style-name="T11">во весь рот</text:span>. Он смотрит в окно, вглядываясь в детали.</text:p>
      <text:p text:style-name="P2">- Как бы было хорошо, если всё засеять пшеницей,- <text:span text:style-name="T1">начал он говорить свои мысли вслух.-</text:span> Что бы дождь поливал её раз в неделю, а может и чаще. Что бы птицы летали над ней и клевали вредителей. Мне нравится пшеница. Из неё получается вкусный хлеб, который <text:span text:style-name="T2">я </text:span>ем на завтрак, обед и ужин. Вот только собирать <text:span text:style-name="T33">пшеницу </text:span>я не люблю. Благо, за меня это сделает трактор. <text:s/><text:span text:style-name="T45">И</text:span><text:span text:style-name="T44">ли </text:span><text:span text:style-name="T45">нет.</text:span><text:span text:style-name="T44"> </text:span><text:span text:style-name="T45">К</text:span><text:span text:style-name="T44">омбайн</text:span>. <text:span text:style-name="T44">Комбайнёр на тракторе. Так я думаю правильней.</text:span></text:p>
      <text:p text:style-name="P2">Парень вздохнул и был готов продолжить свои размышления. <text:span text:style-name="T1">Но услышал звонок в дверь.</text:span></text:p>
      <text:p text:style-name="P2">- <text:span text:style-name="T3">Кого там </text:span><text:span text:style-name="T34">принесла </text:span><text:span text:style-name="T3">нелёгкая?- раздражённо сказал он и нехотя поплёлся к входной двери. </text:span><text:span text:style-name="T35">О</text:span><text:span text:style-name="T3">ткры</text:span><text:span text:style-name="T46">в</text:span><text:span text:style-name="T3"> её </text:span><text:span text:style-name="T46">он</text:span><text:span text:style-name="T3"> увидел </text:span><text:span text:style-name="T8">в общем коридоре </text:span><text:span text:style-name="T3">курьера с большой термосумкой.</text:span></text:p>
      <text:p text:style-name="P2">- <text:span text:style-name="T5">Джек Колсон, </text:span><text:span text:style-name="T3">Вам пицца,- сказал курьер.</text:span></text:p>
      <text:p text:style-name="P2">- <text:span text:style-name="T3">Но я не заказывал. Я думал о пшенице, а вы прервали меня на самом интересном. </text:span><text:span text:style-name="T47">На том как пшеницу собирают.</text:span></text:p>
      <text:p text:style-name="P3">- <text:span text:style-name="T3">Извините, такая у меня работа. Каждый день я беру свою термосумку, сажусь на свой велосипед и разъезжаю по городу в поисках </text:span><text:span text:style-name="T36">людей</text:span><text:span text:style-name="T3">, кому я могу доставить горячую и вкусную пиццу,- казалось курьер шутил, но на его лице не было и намёка на </text:span><text:span text:style-name="T37">юмор</text:span><text:span text:style-name="T3">.</text:span></text:p>
      <text:p text:style-name="P2">- <text:span text:style-name="T4">Вы дурак?- у </text:span><text:span text:style-name="T6">Джека </text:span><text:span text:style-name="T4">заканчивалось терпение.</text:span></text:p>
      <text:p text:style-name="P2">- <text:span text:style-name="T4">Нет, мне мама говорила, что я дурак, но я не дурак. </text:span></text:p>
      <text:p text:style-name="P2">- <text:span text:style-name="T4">Всё понятно. Вы сумасшедший и сбежали из </text:span><text:span text:style-name="T5">дурдома. Мне некогда с вами говорить. Я хочу заняться своими делами.- </text:span><text:span text:style-name="T6">Джек был готов закрыть дверь.</text:span></text:p>
      <text:p text:style-name="P2">- <text:span text:style-name="T6">Подождите, пожалуйста, у меня всего одна просьба к вам и я уйду.- взмолился курьер.</text:span></text:p>
      <text:p text:style-name="P2">- <text:span text:style-name="T6">Какая?</text:span></text:p>
      <text:p text:style-name="P2">- <text:span text:style-name="T6">Отправьте меня в ад. </text:span><text:span text:style-name="T17">Меня там ждут. </text:span><text:span text:style-name="T20">Демоны</text:span><text:span text:style-name="T18"> заказали </text:span><text:span text:style-name="T19">шестьсот шестьдесят шесть</text:span><text:span text:style-name="T18"> </text:span><text:span text:style-name="T21">пицц </text:span><text:span text:style-name="T18">«пепперони».</text:span></text:p>
      <text:p text:style-name="P2">- <text:span text:style-name="T6">Легко,- ответил ему парень. Он зашёл на кухню в поисках предмета, с помощью которого он мог бы избавиться от назойливого посетителя. «Нож?» - подумал он. «Нет слишком банально».</text:span></text:p>
      <text:p text:style-name="P4">Джек крикнул из кухни собеседнику: «вас устроит, если я забью вас <text:span text:style-name="T13">до смерти </text:span>табуреткой?»</text:p>
      <text:p text:style-name="P4">- Вполне,- ответил курьер.</text:p>
      <text:p text:style-name="P5">- <text:span text:style-name="T7">Отлично. Джек взял с кухни табуретку в обе руки, что бы удар был сильнее и начал бить собеседника по голове без особого энтузиазма и ненависти, как будто для него это была рутина. </text:span><text:span text:style-name="T8">Коридор </text:span><text:span text:style-name="T9">наполнился </text:span><text:span text:style-name="T14">человеческой </text:span><text:span text:style-name="T9">кровью.</text:span></text:p>
      <text:p text:style-name="P4">- <text:span text:style-name="T9">Ну вот. </text:span><text:span text:style-name="T10">Замечательно.</text:span><text:span text:style-name="T9"> </text:span><text:span text:style-name="T10">У</text:span><text:span text:style-name="T9">борщице будет работа,- </text:span><text:span text:style-name="T10">Джек посмотрел на содеянное пару секунд и закрыл входную дверь. Поставил табуретку и пошёл в свою комнату продолжать мыслительный процесс.</text:span><text:span text:style-name="T9"> </text:span></text:p>
      <text:p text:style-name="P2">- <text:span text:style-name="T12">Как бы было хорошо, если снести все дома и посадить берёзы. Мне нравится гулять в берёзовом лесу. Интересно. </text:span><text:span text:style-name="T48">Т</text:span><text:span text:style-name="T12">ам можно встретить белок? Белок я люблю больше чем берёзы. </text:span><text:span text:style-name="T15">Г</text:span><text:span text:style-name="T12">отов говорить про белок целые сутки. Они такие милые животные.</text:span></text:p>
      <text:p text:style-name="P6">Звонок в дверь. </text:p>
      <text:p text:style-name="P6">- Ну что <text:span text:style-name="T49">опять </text:span>такое?- Джек громко озвучил сво<text:span text:style-name="T38">ё негодование </text:span>в пустоту.- встал и пошёл к двери. <text:span text:style-name="T39">О</text:span>ткры<text:span text:style-name="T50">в</text:span> <text:span text:style-name="T50">он </text:span>увидел незнакомую, <text:span text:style-name="T39">красивую </text:span>девушку.</text:p>
      <text:p text:style-name="P6">- Джек Колсон, <text:span text:style-name="T17">я представительница </text:span>банк<text:span text:style-name="T17">а «</text:span><text:span text:style-name="T40">БылиВашиСталиНаши»</text:span><text:span text:style-name="T17">. Вам одобрен </text:span>кредит <text:span text:style-name="T16">раз</text:span><text:span text:style-name="T17">м</text:span><text:span text:style-name="T16">ером </text:span>миллиард биткоинов под миллион процентов <text:span text:style-name="T17">в день</text:span>. <text:span text:style-name="T17">Хотите оформить?</text:span></text:p>
      <text:p text:style-name="P6">- <text:span text:style-name="T22">Да конечно. Подождите, я только возьму табуретку,- Джек сходил на кухню за окровавленным орудием умерщвления и вернулся к девушке. </text:span><text:span text:style-name="T23">Не медля он принялся наносить удары по её голове. Закрыл дверь и пошёл к себе в комнату. </text:span><text:span text:style-name="T24">Снова уставился в окно.</text:span></text:p>
      <text:p text:style-name="P6"><text:soft-page-break/>- <text:span text:style-name="T24">Как бы было хорошо, если бы здесь построили ферму по разведению крокодилов. Я бы ходил на неё, что бы смотреть как их кормят. Бросают им мясо, а они разрывают его на куски и глотают. Крокодилы это древние рептилии. Древнее чем я, чем кто-либо.</text:span></text:p>
      <text:p text:style-name="P7">Но размышления были прерваны звонком в дверь.</text:p>
      <text:p text:style-name="P7">- Давно же ко мне никто не приходил,- пытался пошутить Джек. <text:span text:style-name="T25">Он с надеждой на лучше открыл дверь.</text:span></text:p>
      <text:p text:style-name="P7">- <text:span text:style-name="T25">Вам повестка,- сказал мужчина сорока лет.- На Марсе началась война с рептилоидами и нам срочно нужна ваша помощь.</text:span></text:p>
      <text:p text:style-name="P8">Джек не стал ничего отвечать. Он сходил за своей любимой табуреткой и <text:span text:style-name="T59">бил </text:span>мужчину, <text:span text:style-name="T59">пока тот не стал подавать признаков жизни</text:span><text:span text:style-name="T26">.</text:span></text:p>
      <text:p text:style-name="P8">- <text:span text:style-name="T26">Зачем я отношу её каждый раз на кухню?- спросил сам себя парень.- </text:span><text:span text:style-name="T28">оставлю ка я её прямо в прихожей, что бы далеко не ходить. Поставил и ушёл обратно в своё мыслительное логово.</text:span></text:p>
      <text:p text:style-name="P9">Так продолжалось до самой ночи, пока Джек не устал и не лёг спать <text:span text:style-name="T29">в кровать, которую он даже не застилал</text:span>.</text:p>
      <text:p text:style-name="P10"/>
      <text:p text:style-name="P10">Больничная палата. На койке сидела девушка в халате и неподвижно смотрела в окно с опущенными жалюзи, из которых сочился дневной свет.</text:p>
      <text:p text:style-name="P10">- <text:span text:style-name="T30">Здравствуй, Эрика.- в двер</text:span><text:span text:style-name="T51">ях</text:span><text:span text:style-name="T30"> палаты стояла женщина. На её глазах были слёзы. Она с усилием выдавливала из себя слова, сквозь эмоциональные переживания.- твой отец, он...</text:span><text:span text:style-name="T52">он...</text:span><text:span text:style-name="T30">его больше нет. Я не знаю как теперь жить. Если ты ещё здесь, пожалуйста, ответь мне, умоляю. </text:span><text:span text:style-name="T31">Вернись ко мне.</text:span></text:p>
      <text:p text:style-name="P11">- <text:span text:style-name="T31">Извините, я не надолго. </text:span><text:span text:style-name="T32">Я</text:span><text:span text:style-name="T31"> только поменяю Эрике постельное бельё,- в палату аккуратно зашла медсестра. </text:span><text:span text:style-name="T32">Она помогла </text:span><text:span text:style-name="T41">больной встать </text:span><text:span text:style-name="T32">с койки и пересесть на стул. Девушка на удивление покорно давала собой руководить.</text:span></text:p>
      <text:p text:style-name="P12">У <text:span text:style-name="T43">безутешной</text:span> женщины появилось время на слёзы.</text:p>
      <text:p text:style-name="P12">- Сочувствую вам миссис Колсон,- <text:span text:style-name="T42">опять </text:span>заговорила медсестра, пытаясь подбодрить.- очень жаль, но Эрика <text:span text:style-name="T54">всё ещё</text:span> не с нами. Один <text:span text:style-name="T57">только </text:span>Бог знает, что сейчас творится в её бедной голове. <text:span text:style-name="T57">Но врачи делают всё возможное, она обязательно вернётся.</text:span></text:p>
      <text:p text:style-name="P12">Медсестра закончила с заменой белья. <text:span text:style-name="T58">П</text:span>ересадила Эрику на койку и вышла из комнаты, оставив Миссис Колсон наедине с дочерь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8:41:11.832380512</meta:creation-date>
    <dc:date>2022-12-03T21:18:53.870827539</dc:date>
    <meta:editing-duration>PT2H36M58S</meta:editing-duration>
    <meta:editing-cycles>89</meta:editing-cycles>
    <meta:generator>LibreOffice/7.4.2.3$Linux_X86_64 LibreOffice_project/40$Build-3</meta:generator>
    <meta:document-statistic meta:table-count="0" meta:image-count="0" meta:object-count="0" meta:page-count="2" meta:paragraph-count="37" meta:word-count="846" meta:character-count="5076" meta:non-whitespace-character-count="4263"/>
  </office:meta>
</office:document-meta>
</file>